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4CECF0E778BEC4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2.379cm, 2.238cm, 24.722cm, 9.5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199cm" svg:height="8.482cm" svg:x="0.601cm" svg:y="0.4cm">
          <draw:image xlink:href="Pictures/1000000000000BD000000FC04CECF0E778BEC41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31:33.543790141</dc:date>
    <meta:editing-duration>PT3M1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